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6.101cm"/>
    </style:style>
    <style:style style:name="co4" style:family="table-column">
      <style:table-column-properties fo:break-before="auto" style:column-width="0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steps="32767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ß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</table:table-row>
      </table:table>
      <table:table table:name="Formula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formula="of:=TYPE(ROW([Sheet2.A1:.D3]))" office:value-type="float" office:value="64" calcext:value-type="float">
            <text:p>64</text:p>
          </table:table-cell>
          <table:table-cell table:formula="of:=FORMULA([.A1])" office:value-type="string" office:string-value="=TYPE(ROW(Sheet2.A1:D3))" calcext:value-type="string">
            <text:p>=TYPE(ROW(Sheet2.A1:D3))</text:p>
          </table:table-cell>
          <table:table-cell/>
          <table:table-cell table:formula="of:=TYPE(COLUMN([Sheet2.A1:.D3]))" office:value-type="float" office:value="64" calcext:value-type="float">
            <text:p>64</text:p>
          </table:table-cell>
          <table:table-cell table:formula="of:=FORMULA([.D1])" office:value-type="string" office:string-value="=TYPE(COLUMN(Sheet2.A1:D3))" calcext:value-type="string">
            <text:p>=TYPE(COLUMN(Sheet2.A1:D3)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formula="of:=ROW([Sheet2.A1:.D3])" office:value-type="float" office:value="1" calcext:value-type="float">
            <text:p>1</text:p>
          </table:table-cell>
          <table:table-cell table:formula="of:=FORMULA([.A3])" office:value-type="string" office:string-value="=ROW(Sheet2.A1:D3)" calcext:value-type="string">
            <text:p>=ROW(Sheet2.A1:D3)</text:p>
          </table:table-cell>
          <table:table-cell/>
          <table:table-cell table:formula="of:=COLUMN([Sheet2.A1:.D3])" office:value-type="float" office:value="1" calcext:value-type="float">
            <text:p>1</text:p>
          </table:table-cell>
          <table:table-cell table:formula="of:=FORMULA([.D3])" office:value-type="string" office:string-value="=COLUMN(Sheet2.A1:D3)" calcext:value-type="string">
            <text:p>=COLUMN(Sheet2.A1:D3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1" table:number-matrix-rows-spanned="3" table:formula="of:=ROW([Sheet2.A1:.D3])" office:value-type="float" office:value="1" calcext:value-type="float">
            <text:p>1</text:p>
          </table:table-cell>
          <table:table-cell table:formula="of:=FORMULA([.A5])" office:value-type="string" office:string-value="{=ROW(Sheet2.A1:D3)}" calcext:value-type="string">
            <text:p>{=ROW(Sheet2.A1:D3)}</text:p>
          </table:table-cell>
          <table:table-cell table:number-columns-repeated="2"/>
          <table:table-cell table:formula="of:=FORMULA([.D6])" office:value-type="string" office:string-value="{=COLUMN(Sheet2.A1:D3)}" calcext:value-type="string">
            <text:p>{=COLUMN(Sheet2.A1:D3)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matrix-columns-spanned="4" table:number-matrix-rows-spanned="1" table:formula="of:=COLUMN([Sheet2.A1:.D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formula="of:=COUNTA([Sheet1.A1:Sheet2.D5])" office:value-type="float" office:value="40" calcext:value-type="float">
            <text:p>40</text:p>
          </table:table-cell>
          <table:table-cell table:formula="of:=FORMULA([.A9])" office:value-type="string" office:string-value="=COUNTA(Sheet1.A1:Sheet2.D5)" calcext:value-type="string">
            <text:p>=COUNTA(Sheet1.A1:Sheet2.D5)</text:p>
          </table:table-cell>
          <table:table-cell/>
          <table:table-cell table:formula="of:=COUNTA([Sheet1.A1:Sheet2.D5])" office:value-type="float" office:value="40" calcext:value-type="float">
            <text:p>40</text:p>
          </table:table-cell>
          <table:table-cell table:formula="of:=FORMULA([.D9])" office:value-type="string" office:string-value="=COUNTA(Sheet1.A1:Sheet2.D5)" calcext:value-type="string">
            <text:p>=COUNTA(Sheet1.A1:Sheet2.D5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formula="of:=ROWS([Sheet1.A1:Sheet2.D5])" office:value-type="float" office:value="10" calcext:value-type="float">
            <text:p>10</text:p>
          </table:table-cell>
          <table:table-cell table:formula="of:=FORMULA([.A11])" office:value-type="string" office:string-value="=ROWS(Sheet1.A1:Sheet2.D5)" calcext:value-type="string">
            <text:p>=ROWS(Sheet1.A1:Sheet2.D5)</text:p>
          </table:table-cell>
          <table:table-cell/>
          <table:table-cell table:formula="of:=COLUMNS([Sheet1.A1:Sheet2.D5])" office:value-type="float" office:value="8" calcext:value-type="float">
            <text:p>8</text:p>
          </table:table-cell>
          <table:table-cell table:formula="of:=FORMULA([.D11])" office:value-type="string" office:string-value="=COLUMNS(Sheet1.A1:Sheet2.D5)" calcext:value-type="string">
            <text:p>=COLUMNS(Sheet1.A1:Sheet2.D5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1" table:number-matrix-rows-spanned="5" table:formula="of:=ROW([Sheet1.A1:Sheet2.D5])" office:value-type="float" office:value="1" calcext:value-type="float">
            <text:p>1</text:p>
          </table:table-cell>
          <table:table-cell table:formula="of:=FORMULA([.A13])" office:value-type="string" office:string-value="{=ROW(Sheet1.A1:Sheet2.D5)}" calcext:value-type="string">
            <text:p>{=ROW(Sheet1.A1:Sheet2.D5)}</text:p>
          </table:table-cell>
          <table:table-cell table:number-columns-repeated="2"/>
          <table:table-cell table:formula="of:=FORMULA([.D14])" office:value-type="string" office:string-value="{=COLUMN(Sheet1.A1:Sheet2.D5)}" calcext:value-type="string">
            <text:p>{=COLUMN(Sheet1.A1:Sheet2.D5)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matrix-columns-spanned="4" table:number-matrix-rows-spanned="1" table:formula="of:=COLUMN([Sheet1.A1:Sheet2.D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formula="of:=ROWS({1;2;3;4|5;6;7;8|9;10;11;12})" office:value-type="float" office:value="3" calcext:value-type="float">
            <text:p>3</text:p>
          </table:table-cell>
          <table:table-cell table:formula="of:=FORMULA([.A19])" office:value-type="string" office:string-value="=ROWS({1;2;3;4|5;6;7;8|9;10;11;12})" calcext:value-type="string">
            <text:p>=ROWS({1;2;3;4|5;6;7;8|9;10;11;12})</text:p>
          </table:table-cell>
          <table:table-cell/>
          <table:table-cell table:formula="of:=COLUMNS({1;2;3;4|5;6;7;8|9;10;11;12})" office:value-type="float" office:value="4" calcext:value-type="float">
            <text:p>4</text:p>
          </table:table-cell>
          <table:table-cell table:formula="of:=FORMULA([.D19])" office:value-type="string" office:string-value="=COLUMNS({1;2;3;4|5;6;7;8|9;10;11;12})" calcext:value-type="string">
            <text:p>=COLUMNS({1;2;3;4|5;6;7;8|9;10;11;12}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 style:data-style-name="N2" text:time-value="15:00:58.08020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gina Henschel</meta:initial-creator>
    <meta:creation-date>2026-03-04T12:34:55.633620700</meta:creation-date>
    <dc:date>2026-03-04T15:05:28.549907200</dc:date>
    <dc:creator>Regina Henschel</dc:creator>
    <meta:editing-duration>PT1H31M52S</meta:editing-duration>
    <meta:editing-cycles>9</meta:editing-cycles>
    <meta:generator>LODev_en/26.8.0.0.alpha0$Windows_X86_64 LibreOffice_project/680$Build-0</meta:generator>
    <meta:document-statistic meta:table-count="3" meta:cell-count="112" meta:object-count="0"/>
  </office:meta>
</office:document-meta>
</file>